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821,286,927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832,025,574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799,493,884.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787,958,585.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756,805,940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770,059,551.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760,319,276.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737,147,951.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663,155,955.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584,706,020.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619,260,721.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570,469,196.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505,832,439.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550,729,629.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420,320,176.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338,838,639.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288,078,881.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273,088,357.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269,019,710.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258,833,766.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269,481,523.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285,475,591.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249,908,970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3:46:58.44695849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5T13:49:49.871844926</dc:date>
    <meta:editing-duration>PT5H41M56S</meta:editing-duration>
    <meta:editing-cycles>144</meta:editing-cycles>
    <meta:generator>LibreOffice/7.2.6.2$Linux_X86_64 LibreOffice_project/20$Build-2</meta:generator>
    <meta:document-statistic meta:table-count="1" meta:cell-count="48" meta:object-count="0"/>
  </office:meta>
</office:document-meta>
</file>